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5"/>
          <table:table-cell table:style-name="ce15"/>
          <table:table-cell table:style-name="ce8" table:number-columns-repeated="16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38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office:value-type="string" calcext:value-type="string">
            <text:p>DNS</text:p>
          </table:table-cell>
          <table:table-cell table:style-name="ce94" table:number-columns-repeated="14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table:number-columns-repeated="20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5"/>
          <table:table-cell table:style-name="ce15" table:number-columns-repeated="17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/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 table:number-columns-repeated="2"/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15" table:number-columns-repeated="24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5"/>
          <table:table-cell table:style-name="ce15" table:number-columns-repeated="15"/>
          <table:table-cell table:style-name="ce24" table:number-columns-repeated="40"/>
          <table:table-cell table:style-name="ce27" table:number-columns-repeated="957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Mini-projet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38" office:value-type="string" calcext:value-type="string">
            <text:p>TP Koch ?</text:p>
          </table:table-cell>
          <table:table-cell table:style-name="ce94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/>
          <table:table-cell table:style-name="ce94" office:value-type="string" calcext:value-type="string">
            <text:p>Fonctionnel – temps execution</text:p>
          </table:table-cell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7"/>
        </table:table-row>
        <table:table-row table:style-name="ro3">
          <table:table-cell table:style-name="ce29" table:number-columns-repeated="2"/>
          <table:table-cell table:style-name="ce31" office:value-type="date" office:date-value="2020-09-08" calcext:value-type="date">
            <text:p>8 sept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957"/>
        </table:table-row>
        <table:table-row table:style-name="ro3">
          <table:table-cell table:style-name="ce1" table:number-columns-repeated="2"/>
          <table:table-cell table:style-name="ce15" office:value-type="float" office:value="1.5" calcext:value-type="float">
            <text:p>1,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3"/>
          <table:table-cell table:style-name="ce24" table:number-columns-repeated="40"/>
          <table:table-cell table:style-name="ce27" table:number-columns-repeated="957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19"/>
          <table:table-cell table:number-columns-repeated="1003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9"/>
          <table:table-cell table:number-columns-repeated="1003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19"/>
          <table:table-cell table:number-columns-repeated="100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15:23.89492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01T17:49:58.332273932</dc:date>
    <meta:editing-duration>P31DT2H19M16S</meta:editing-duration>
    <meta:editing-cycles>480</meta:editing-cycles>
    <meta:generator>LibreOffice/6.1.5.2$Linux_X86_64 LibreOffice_project/10$Build-2</meta:generator>
    <meta:document-statistic meta:table-count="3" meta:cell-count="402" meta:object-count="0"/>
  </office:meta>
</office:document-meta>
</file>